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paragraph-properties fo:margin-left="1.245cm" fo:margin-right="0cm" fo:text-indent="-0.635cm" style:auto-text-indent="false"/>
      <style:text-properties style:text-underline-style="solid" style:text-underline-width="auto" style:text-underline-color="font-color"/>
    </style:style>
    <style:style style:name="P7" style:family="paragraph" style:parent-style-name="Standard" style:list-style-name="L4">
      <style:paragraph-properties fo:margin-left="1.245cm" fo:margin-right="0cm" fo:text-indent="-0.635cm" style:auto-text-indent="false"/>
    </style:style>
    <style:style style:name="P8" style:family="paragraph" style:parent-style-name="Standard" style:list-style-name="L5">
      <style:paragraph-properties fo:margin-left="1.245cm" fo:margin-right="0cm" fo:text-indent="-0.635cm" style:auto-text-indent="false"/>
    </style:style>
    <style:style style:name="P9" style:family="paragraph" style:parent-style-name="Standard" style:list-style-name="L6">
      <style:paragraph-properties fo:margin-left="1.245cm" fo:margin-right="0cm" fo:text-indent="-0.635cm" style:auto-text-indent="false"/>
    </style:style>
    <style:style style:name="P10" style:family="paragraph" style:parent-style-name="Standard" style:list-style-name="L7">
      <style:paragraph-properties fo:margin-left="1.245cm" fo:margin-right="0cm" fo:text-indent="-0.635cm" style:auto-text-inden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trôle des inscriptions :</text:p>
      <text:list xml:id="list2670945809284399779" text:style-name="L1">
        <text:list-item>
          <text:p text:style-name="P3">formulaire de contact</text:p>
        </text:list-item>
        <text:list-item>
          <text:p text:style-name="P3">connection espace responsable -&gt; gestion demandes de contact</text:p>
        </text:list-item>
        <text:list-item>
          <text:p text:style-name="P3">valider le dossier + mail automatique avec identifiants</text:p>
        </text:list-item>
        <text:list-item>
          <text:p text:style-name="P3">connection avec les identifiants à l'espace sécurisé pour finaliser inscription. Complétion d'infos manquantes, affichage règlement à approuver + validation définitive inscription.</text:p>
        </text:list-item>
      </text:list>
      <text:p text:style-name="Standard"/>
      <text:p text:style-name="Standard">Infos pour inscription définitive :</text:p>
      <text:list xml:id="list3492390692691603678" text:style-name="L2">
        <text:list-item>
          <text:p text:style-name="P4">photo propriétaire + animal</text:p>
        </text:list-item>
        <text:list-item>
          <text:p text:style-name="P4">possibilité d'inscrire un autre membre de sa famille pour +20€</text:p>
        </text:list-item>
      </text:list>
      <text:p text:style-name="Standard"/>
      <text:p text:style-name="Standard">Durée adhésion : 1 an.</text:p>
      <text:p text:style-name="Standard"/>
      <text:p text:style-name="Standard">Interface responsable :</text:p>
      <text:p text:style-name="Standard"/>
      <text:list xml:id="list8008383419398319657" text:style-name="L3">
        <text:list-item>
          <text:p text:style-name="P5">inscris et status</text:p>
        </text:list-item>
        <text:list-item>
          <text:p text:style-name="P5">gestion contacts</text:p>
        </text:list-item>
      </text:list>
      <text:p text:style-name="Standard"/>
      <text:p text:style-name="P2">Diagramme des cas d’utilisation :</text:p>
      <text:p text:style-name="P1"/>
      <text:list xml:id="list1387972058853923181" text:style-name="L4">
        <text:list-item>
          <text:p text:style-name="P6">New User :</text:p>
          <text:p text:style-name="P7"/>
        </text:list-item>
      </text:list>
      <text:list xml:id="list473181605746908313" text:style-name="L5">
        <text:list-item>
          <text:p text:style-name="P8">Se renseigner sur le club</text:p>
        </text:list-item>
        <text:list-item>
          <text:p text:style-name="P8">Se présenter au club</text:p>
          <text:p text:style-name="P8"/>
        </text:list-item>
      </text:list>
      <text:list xml:id="list163053909556003" text:continue-list="list1387972058853923181" text:style-name="L4">
        <text:list-item>
          <text:p text:style-name="P6">Registered User :</text:p>
          <text:p text:style-name="P7"/>
        </text:list-item>
      </text:list>
      <text:list xml:id="list7781368484645849479" text:style-name="L6">
        <text:list-item>
          <text:p text:style-name="P9">Se connecter à l'espace sécurisé</text:p>
        </text:list-item>
        <text:list-item>
          <text:p text:style-name="P9">Afficher le réglement et l'approuver</text:p>
        </text:list-item>
        <text:list-item>
          <text:p text:style-name="P9">Validation définitive de l'inscription</text:p>
        </text:list-item>
        <text:list-item>
          <text:p text:style-name="P9">Ajouter un membre de la famille</text:p>
          <text:p text:style-name="P9"/>
        </text:list-item>
      </text:list>
      <text:list xml:id="list163053776292794" text:continue-list="list163053909556003" text:style-name="L4">
        <text:list-item>
          <text:p text:style-name="P6">Administrator :</text:p>
        </text:list-item>
      </text:list>
      <text:p text:style-name="P1"/>
      <text:list xml:id="list1331972237230603738" text:style-name="L7">
        <text:list-item>
          <text:p text:style-name="P10">Se connecter à son espace sécurisé</text:p>
        </text:list-item>
        <text:list-item>
          <text:p text:style-name="P10">Consulter les demandes</text:p>
        </text:list-item>
        <text:list-item>
          <text:p text:style-name="P10">Valider ou non les dossiers (+envoi email automatiqu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7M22S</meta:editing-duration>
    <meta:editing-cycles>10</meta:editing-cycles>
    <meta:generator>LibreOffice/5.1.6.2$Windows_x86 LibreOffice_project/07ac168c60a517dba0f0d7bc7540f5afa45f0909</meta:generator>
    <dc:date>2017-09-20T16:30:53.215000000</dc:date>
    <meta:document-statistic meta:table-count="0" meta:image-count="0" meta:object-count="0" meta:page-count="1" meta:paragraph-count="27" meta:word-count="157" meta:character-count="943" meta:non-whitespace-character-count="833"/>
    <meta:user-defined meta:name="Info 1"/>
    <meta:user-defined meta:name="Info 2"/>
    <meta:user-defined meta:name="Info 3"/>
    <meta:user-defined meta:name="Info 4"/>
  </office:meta>
</office:document-meta>
</file>